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High-tech</text:p>
          </table:table-cell>
          <table:covered-table-cell/>
          <table:table-cell table:style-name="ce1" office:value-type="string" calcext:value-type="string" table:number-columns-spanned="2" table:number-rows-spanned="1">
            <text:p>Electroménager</text:p>
          </table:table-cell>
          <table:covered-table-cell/>
          <table:table-cell table:style-name="ce1" office:value-type="string" calcext:value-type="string" table:number-columns-spanned="2" table:number-rows-spanned="1">
            <text:p>Mobilier</text:p>
          </table:table-cell>
          <table:covered-table-cell/>
          <table:table-cell table:style-name="ce1" office:value-type="string" calcext:value-type="string" table:number-columns-spanned="2" table:number-rows-spanned="1">
            <text:p>Vetements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Object</text:p>
          </table:table-cell>
          <table:table-cell office:value-type="string" calcext:value-type="string">
            <text:p>kgCO2/unité</text:p>
          </table:table-cell>
          <table:table-cell table:style-name="ce1" office:value-type="string" calcext:value-type="string">
            <text:p>Object</text:p>
          </table:table-cell>
          <table:table-cell office:value-type="string" calcext:value-type="string">
            <text:p>kgCO2/unité</text:p>
          </table:table-cell>
          <table:table-cell table:style-name="ce1" office:value-type="string" calcext:value-type="string">
            <text:p>Object</text:p>
          </table:table-cell>
          <table:table-cell office:value-type="string" calcext:value-type="string">
            <text:p>kgCO2/unité</text:p>
          </table:table-cell>
          <table:table-cell table:style-name="ce1" office:value-type="string" calcext:value-type="string">
            <text:p>Object</text:p>
          </table:table-cell>
          <table:table-cell office:value-type="string" calcext:value-type="string">
            <text:p>kgCO2/unité</text:p>
          </table:table-cell>
        </table:table-row>
        <table:table-row table:style-name="ro1">
          <table:table-cell office:value-type="string" calcext:value-type="string">
            <text:p>Appareil photo</text:p>
          </table:table-cell>
          <table:table-cell table:formula="of:=(24.4+29+30.6)/3" office:value-type="float" office:value="28" calcext:value-type="float">
            <text:p>28</text:p>
          </table:table-cell>
          <table:table-cell office:value-type="string" calcext:value-type="string">
            <text:p>Aspirateur</text:p>
          </table:table-cell>
          <table:table-cell table:formula="of:=(47.3+52.4)/2" office:value-type="float" office:value="49.85" calcext:value-type="float">
            <text:p>49.85</text:p>
          </table:table-cell>
          <table:table-cell office:value-type="string" calcext:value-type="string">
            <text:p>Armoire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Unité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sole</text:p>
          </table:table-cell>
          <table:table-cell office:value-type="float" office:value="73.7" calcext:value-type="float">
            <text:p>73.7</text:p>
          </table:table-cell>
          <table:table-cell office:value-type="string" calcext:value-type="string">
            <text:p>Congélateur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Canapé</text:p>
          </table:table-cell>
          <table:table-cell table:formula="of:=(197+182+179)/3" office:value-type="float" office:value="186" calcext:value-type="float">
            <text:p>186</text:p>
          </table:table-cell>
          <table:table-cell office:value-type="string" calcext:value-type="string">
            <text:p>Chemise coton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string" calcext:value-type="string">
            <text:p>Moniteur</text:p>
          </table:table-cell>
          <table:table-cell table:formula="of:=(222+248)/2" office:value-type="float" office:value="235" calcext:value-type="float">
            <text:p>235</text:p>
          </table:table-cell>
          <table:table-cell office:value-type="string" calcext:value-type="string">
            <text:p>Fou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Lit</text:p>
          </table:table-cell>
          <table:table-cell table:formula="of:=115+(185+232)/2 +(44.3+103)/2" office:value-type="float" office:value="397.15" calcext:value-type="float">
            <text:p>397.15</text:p>
          </table:table-cell>
          <table:table-cell office:value-type="string" calcext:value-type="string">
            <text:p>tee shirt coton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Home ciném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avelinge</text:p>
          </table:table-cell>
          <table:table-cell table:formula="of:=(305+342)/2" office:value-type="float" office:value="323.5" calcext:value-type="float">
            <text:p>323.5</text:p>
          </table:table-cell>
          <table:table-cell office:value-type="string" calcext:value-type="string">
            <text:p>Chaise plastique</text:p>
          </table:table-cell>
          <table:table-cell office:value-type="float" office:value="34.3" calcext:value-type="float">
            <text:p>34.3</text:p>
          </table:table-cell>
          <table:table-cell office:value-type="string" calcext:value-type="string">
            <text:p>Jean coton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string" calcext:value-type="string">
            <text:p>Jet d'encre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Lave vaisselle</text:p>
          </table:table-cell>
          <table:table-cell table:formula="of:=(235+271)/2" office:value-type="float" office:value="253" calcext:value-type="float">
            <text:p>253</text:p>
          </table:table-cell>
          <table:table-cell office:value-type="string" calcext:value-type="string">
            <text:p>Chaise bois</text:p>
          </table:table-cell>
          <table:table-cell office:value-type="float" office:value="18.6" calcext:value-type="float">
            <text:p>1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euse</text:p>
          </table:table-cell>
          <table:table-cell table:formula="of:=(38.3+44.9)/2" office:value-type="float" office:value="41.6" calcext:value-type="float">
            <text:p>41.6</text:p>
          </table:table-cell>
          <table:table-cell office:value-type="string" calcext:value-type="string">
            <text:p>Micro ondes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Table</text:p>
          </table:table-cell>
          <table:table-cell table:formula="of:=(80+60)/2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re connectée</text:p>
          </table:table-cell>
          <table:table-cell office:value-type="float" office:value="9.72" calcext:value-type="float">
            <text:p>9.72</text:p>
          </table:table-cell>
          <table:table-cell office:value-type="string" calcext:value-type="string">
            <text:p>Frigo</text:p>
          </table:table-cell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i fix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eche linge</text:p>
          </table:table-cell>
          <table:table-cell table:formula="of:=(266+302+302)/3"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i masterrace</text:p>
          </table:table-cell>
          <table:table-cell office:value-type="float" office:value="296" calcext:value-type="float">
            <text:p>2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di portable</text:p>
          </table:table-cell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artphone bas gamme</text:p>
          </table:table-cell>
          <table:table-cell table:formula="of:=(16.5+27.6)/2" office:value-type="float" office:value="22.05" calcext:value-type="float">
            <text:p>22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artphone haut gamme</text:p>
          </table:table-cell>
          <table:table-cell table:formula="of:=(32.8+39.1)/2" office:value-type="float" office:value="35.95" calcext:value-type="float">
            <text:p>35.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tte</text:p>
          </table:table-cell>
          <table:table-cell table:formula="of:=(63.2+40.9)/2" office:value-type="float" office:value="52.05" calcext:value-type="float">
            <text:p>52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élé &lt; 49 "</text:p>
          </table:table-cell>
          <table:table-cell table:formula="of:=(340+371)/2" office:value-type="float" office:value="355.5" calcext:value-type="float">
            <text:p>355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élé &gt; 49"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00/00/0000</text:date>, <text:time style:data-style-name="N2" text:time-value="15:26:34.0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7M51S</meta:editing-duration>
    <meta:editing-cycles>4</meta:editing-cycles>
    <meta:generator>LibreOffice/5.1.5.2$Windows_x86 LibreOffice_project/7a864d8825610a8c07cfc3bc01dd4fce6a9447e5</meta:generator>
    <dc:date>2020-01-30T18:09:38.612000000</dc:date>
    <meta:document-statistic meta:table-count="3" meta:cell-count="78" meta:object-count="0"/>
    <meta:user-defined meta:name="Info 1"/>
    <meta:user-defined meta:name="Info 2"/>
    <meta:user-defined meta:name="Info 3"/>
    <meta:user-defined meta:name="Info 4"/>
  </office:meta>
</office:document-meta>
</file>